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Standard">
      <style:paragraph-properties fo:margin-left="2.501cm" fo:margin-right="0cm" fo:text-align="justify" style:justify-single-word="false" fo:text-indent="0cm" style:auto-text-indent="false">
        <style:tab-stops/>
      </style:paragraph-properties>
      <style:text-properties fo:font-size="10pt" style:font-size-asian="10pt" style:font-size-complex="10pt"/>
    </style:style>
    <style:style style:name="P3" style:family="paragraph" style:parent-style-name="Standard">
      <style:paragraph-properties fo:margin-left="1.251cm" fo:margin-right="0cm" fo:text-align="justify" style:justify-single-word="false" fo:text-indent="1.251cm" style:auto-text-indent="false">
        <style:tab-stops/>
      </style:paragraph-properties>
      <style:text-properties fo:font-size="10pt" style:font-size-asian="10pt" style:font-size-complex="10pt"/>
    </style:style>
    <style:style style:name="P4" style:family="paragraph" style:parent-style-name="Standard">
      <style:paragraph-properties fo:margin-left="11.255cm" fo:margin-right="0cm" fo:text-align="justify" style:justify-single-word="false" fo:text-indent="0cm" style:auto-text-indent="false">
        <style:tab-stops/>
      </style:paragraph-properties>
      <style:text-properties fo:font-size="10pt" style:font-size-asian="10pt" style:font-size-complex="10pt"/>
    </style:style>
    <style:style style:name="P5"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6" style:family="paragraph" style:parent-style-name="Standard">
      <style:paragraph-properties fo:margin-left="0cm" fo:margin-right="0cm" fo:text-align="justify" style:justify-single-word="false" fo:text-indent="1.244cm" style:auto-text-indent="false"/>
      <style:text-properties fo:font-size="10pt" style:font-size-asian="10pt" style:font-size-complex="10pt"/>
    </style:style>
    <style:style style:name="P7"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0.794cm"/>
        </style:tab-stops>
      </style:paragraph-properties>
    </style:style>
    <style:style style:name="P10" style:family="paragraph" style:parent-style-name="Standard" style:master-page-name="MP0">
      <style:paragraph-properties fo:text-align="center" style:justify-single-word="false" style:page-number="auto" fo:break-before="page"/>
      <style:text-properties fo:font-size="10pt" style:font-size-asian="10pt" style:font-size-complex="10pt"/>
    </style:style>
    <style:style style:name="P11" style:family="paragraph" style:parent-style-name="Standard" style:list-style-name="L5">
      <style:paragraph-properties fo:text-align="justify" style:justify-single-word="false">
        <style:tab-stops>
          <style:tab-stop style:position="-0.476cm"/>
        </style:tab-stops>
      </style:paragraph-properties>
      <style:text-properties fo:font-size="10pt" style:font-size-asian="10pt" style:font-size-complex="10pt"/>
    </style:style>
    <style:style style:name="P12" style:family="paragraph" style:parent-style-name="Standard" style:list-style-name="L5">
      <style:paragraph-properties fo:text-align="justify" style:justify-single-word="false">
        <style:tab-stops>
          <style:tab-stop style:position="-0.476cm"/>
        </style:tab-stops>
      </style:paragraph-properties>
      <style:text-properties fo:font-size="10pt" officeooo:paragraph-rsid="0013be94" style:font-size-asian="10pt"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list-style-name="L5">
      <style:paragraph-properties fo:text-align="justify" style:justify-single-word="false">
        <style:tab-stops>
          <style:tab-stop style:position="-0.476cm"/>
        </style:tab-stops>
      </style:paragraph-properties>
    </style:style>
    <style:style style:name="T1" style:family="text">
      <style:text-properties fo:font-size="10pt" style:font-size-asian="10pt" style:font-size-complex="10pt"/>
    </style:style>
    <style:style style:name="T2" style:family="text">
      <style:text-properties fo:font-size="10pt" officeooo:rsid="0013be94"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normal" officeooo:rsid="0013be94" style:font-size-asian="10pt" style:font-weight-asian="normal" style:font-size-complex="10pt" style:font-weight-complex="normal"/>
    </style:style>
    <style:style style:name="T6" style:family="text">
      <style:text-properties officeooo:rsid="0013be94"/>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HTARNAME</text:p>
      <text:p text:style-name="P7">Tokat, 8 Aralık 2023</text:p>
      <text:p text:style-name="P7"/>
      <text:p text:style-name="P1">İHTAR EDEN<text:tab/>: Ali Umut BALCI (TC No: 363 1660 3468) <text:s/></text:p>
      <text:p text:style-name="P2"><text:s text:c="2"/>Yeniyurt Mah. İsmail Altıngövde Cad. No:21-H TOKAT</text:p>
      <text:p text:style-name="P1">VEKİLİ<text:tab/><text:tab/>: Emrullah ÖZER</text:p>
      <text:p text:style-name="P2"/>
      <text:p text:style-name="P1">MUHATAP<text:tab/>: Ali DEMİREL (TC No: 296 6582 6206 ) <text:s/></text:p>
      <text:p text:style-name="P3"><text:s text:c="2"/>Yeniyurt Mah. İsmail Altıngövde Cad. No:21-C TOKAT</text:p>
      <text:p text:style-name="P3"/>
      <text:p text:style-name="P8"><text:span text:style-name="Varsayılan_20_Paragraf_20_Yazı_20_Tipi"><text:span text:style-name="T1">KONU<text:tab/><text:tab/>:</text:span></text:span><text:span text:style-name="Varsayılan_20_Paragraf_20_Yazı_20_Tipi"><text:span text:style-name="T3"> </text:span></text:span><text:span text:style-name="Strong_20_Emphasis"><text:span text:style-name="T4">Fazlaya ilişkin tüm talep ve dava hakları saklı kalmak kaydıyla;</text:span></text:span><text:span text:style-name="Varsayılan_20_Paragraf_20_Yazı_20_Tipi"><text:span text:style-name="T3"> </text:span></text:span><text:span text:style-name="Varsayılan_20_Paragraf_20_Yazı_20_Tipi"><text:span text:style-name="T1">Kira sözleşmesinin sona erdiği ve yenilenmeyeceğinin, mecurun tahliye etmeniz ve hasarı tazmin etmeniz gerektiğinin, hesaba gönderilen paranın ihtirazı kayıtla alındığının, hakkınızda tahliye ve alacak davası açılacağının ihtaren bildirimi</text:span></text:span></text:p>
      <text:p text:style-name="P1"/>
      <text:p text:style-name="P5">Yeniyurt Mah. İsmail Altıngövde Cad. No:21-C TOKAT adresinde, 27-11-2022 tarih, 20221129-079-3 sayılı, 30-11-2022 kira başlangıç ve 29-11-2023 bitiş tarihli çatısız arsanın kiralanması hususundaki Adi Kira Sözleşmesine istinaden kiracı olarak oturmakta idiniz. Kira sözleşmesi 29/11/2023 tarihinde sona erdi. Sözleşmenin bitiş tarihinde ve sözlü uyarılara rağmen mecuru tahliye etmeniz gerektiği halde tahliye etmediniz. </text:p>
      <text:p text:style-name="P6">Sözleşmenin 2., 16., 19. Ve 23. maddelerinde; çalışma yaptığınız paletli iş makinesinin taban betonu, yan bina çatı, oluklar ve duvarlara verdiği hasarları tazmin etmeniz, süre bitiminde taşınmazı tahliye etmeniz, tahliyenin zamanında yapılmaması durumunda ceza bedeli ödeyeceğiniz açıkça belirtilmiştir.</text:p>
      <text:p text:style-name="P1"><text:s/><text:tab/>Mecurun içinden geçen ve yan binaların ve mecurun atık su borularını, ana hat kanalizasyon şebekesine bağlayan hat temizliği için yapılan kapaklı logarların üzerine beton döktünüz ve tıkanan giderleri açmak için logarların kullanılmasına engel olmaktasınız. </text:p>
      <text:p text:style-name="P9"><text:span text:style-name="Varsayılan_20_Paragraf_20_Yazı_20_Tipi"><text:span text:style-name="T1"><text:line-break/></text:span></text:span><text:span text:style-name="Strong_20_Emphasis"><text:span text:style-name="T4">İSTEM SONUCU:</text:span></text:span></text:p>
      <text:p text:style-name="P1"/>
      <text:p text:style-name="P8"><text:span text:style-name="Varsayılan_20_Paragraf_20_Yazı_20_Tipi"><text:span text:style-name="T1">Yukarıda açıklanan nedenler; </text:span></text:span><text:span text:style-name="Varsayılan_20_Paragraf_20_Yazı_20_Tipi"><text:span text:style-name="T2">aramızdaki kira sözleşmesi ve </text:span></text:span><text:span text:style-name="Varsayılan_20_Paragraf_20_Yazı_20_Tipi"><text:span text:style-name="T1">Türk Borçlar Kanununun ilgili maddeleri gereğince i</text:span></text:span><text:span text:style-name="Strong_20_Emphasis"><text:span text:style-name="T4">şbu ihtarnamenin tarafınıza tebliği günü itibarı ile;</text:span></text:span></text:p>
      <text:list xml:id="list3552220136" text:style-name="L5">
        <text:list-item>
          <text:p text:style-name="P12">Kira sözleşmesinin <text:span text:style-name="T6">2., Türk Borçlar Kanununun 327. maddesine istinaden kira </text:span>süresinin bittiği ve yenilenmeyeceğinden dolayı kiralananı derhal tahliye etmenizi;</text:p>
        </text:list-item>
        <text:list-item>
          <text:p text:style-name="P11">İş makinesinin kullanılması ile ve diğer nedenlerle oluşan hasarların tazminini; </text:p>
        </text:list-item>
        <text:list-item>
          <text:p text:style-name="P11">Tarafınızca “kira bedeli” olarak gönderilen banka havalesini, ihtirazi kayıtla kabul ettiğimi;</text:p>
        </text:list-item>
        <text:list-item>
          <text:p text:style-name="P12">Mecur önündeki kaldırım ve yoldaki eski eşyaları kaldırılmasını; </text:p>
        </text:list-item>
        <text:list-item>
          <text:p text:style-name="P12">Logarların üzerine dökülen betonların kırılarak, ilk halinde olduğu gibi kapaklı hale getirilmesini ve kanalizasyon sisteminin çalışır duruma getirilmesini;</text:p>
        </text:list-item>
        <text:list-item>
          <text:p text:style-name="P14"><text:span text:style-name="Varsayılan_20_Paragraf_20_Yazı_20_Tipi"><text:span text:style-name="T1">Süresi biten sözleşme şartlarına ve işbu ihtarnameye uymadığınız takdirde hasar tespiti ve </text:span></text:span><text:span text:style-name="Strong_20_Emphasis"><text:span text:style-name="T4">tahliye davası açacağımızı</text:span></text:span><text:span text:style-name="Varsayılan_20_Paragraf_20_Yazı_20_Tipi"><text:span text:style-name="T3"> </text:span></text:span><text:span text:style-name="Strong_20_Emphasis"><text:span text:style-name="T4">ve alacağın tahsili için yasal yollara başvurulacağını, yargılama, </text:span></text:span><text:span text:style-name="Strong_20_Emphasis"><text:span text:style-name="T5">icra, noter</text:span></text:span><text:span text:style-name="Strong_20_Emphasis"><text:span text:style-name="T4"> giderleri ve vekalet ücretinin tarafınıza yükletileceğini ihtar ederi</text:span></text:span><text:span text:style-name="Strong_20_Emphasis"><text:span text:style-name="T5">m</text:span></text:span><text:span text:style-name="Strong_20_Emphasis"><text:span text:style-name="T4">.</text:span></text:span></text:p>
        </text:list-item>
      </text:list>
      <text:p text:style-name="P1"/>
      <text:p text:style-name="P1"/>
      <text:p text:style-name="P4"/>
      <text:p text:style-name="P4"/>
      <text:p text:style-name="P4">İHTAR EDEN</text:p>
      <text:p text:style-name="P4">Ali Umut BALCI</text:p>
      <text:p text:style-name="P4">Vekili Emrullah ÖZER</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10-03T14:17:00Z</meta:creation-date>
    <dc:date>2023-12-09T23:27:19.120444955</dc:date>
    <meta:print-date>2021-10-06T20:30:00Z</meta:print-date>
    <meta:editing-cycles>11</meta:editing-cycles>
    <meta:editing-duration>PT10H40M</meta:editing-duration>
    <meta:document-statistic meta:table-count="0" meta:image-count="0" meta:object-count="0" meta:page-count="1" meta:paragraph-count="22" meta:word-count="342" meta:character-count="2602" meta:non-whitespace-character-count="2271"/>
    <meta:template xlink:type="simple" xlink:actuate="onRequest" xlink:title="" xlink:href="Normal"/>
  </office:meta>
</office:document-meta>
</file>